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99cm" table:align="left"/>
    </style:style>
    <style:style style:name="Tabella1.A" style:family="table-column">
      <style:table-column-properties style:column-width="2.895cm"/>
    </style:style>
    <style:style style:name="Tabella1.B" style:family="table-column">
      <style:table-column-properties style:column-width="8.405cm"/>
    </style:style>
    <style:style style:name="Tabella1.C" style:family="table-column">
      <style:table-column-properties style:column-width="1.494cm"/>
    </style:style>
    <style:style style:name="Tabella1.D" style:family="table-column">
      <style:table-column-properties style:column-width="1.619cm"/>
    </style:style>
    <style:style style:name="Tabella1.E" style:family="table-column">
      <style:table-column-properties style:column-width="2.395cm"/>
    </style:style>
    <style:style style:name="Tabella1.F" style:family="table-column">
      <style:table-column-properties style:column-width="2.591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801cm"/>
    </style:style>
    <style:style style:name="Tabella1.A3" style:family="table-cell">
      <style:table-cell-properties style:vertical-align=""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B3" style:family="table-cell">
      <style:table-cell-properties fo:background-color="transparent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Tabella1.C3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E3" style:family="table-cell">
      <style:table-cell-properties fo:background-color="transparent" fo:padding="0.03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fo:background-color="transparent" fo:padding="0.03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style:min-row-height="0.093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none" fo:border-right="0.05pt solid #000000" fo:border-top="none" fo:border-bottom="none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none" fo:border-right="0.05pt solid #000000" fo:border-top="none" fo:border-bottom="none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" officeooo:paragraph-rsid="0156a75f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d1031a" officeooo:paragraph-rsid="01d103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d1031a" officeooo:paragraph-rsid="01d103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c943ed" officeooo:paragraph-rsid="01c943e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Verdana" fo:font-size="10pt" fo:font-style="normal" style:text-underline-style="none" fo:font-weight="bold" officeooo:paragraph-rsid="01125f3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a54764" officeooo:paragraph-rsid="01d43ec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d5d1e1" officeooo:paragraph-rsid="01d43ec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3a5fe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1c63e3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1c943e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ext_20_body">
      <style:text-properties style:font-name="Verdana" fo:font-size="6pt" style:font-size-asian="5.25pt" style:font-size-complex="6pt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10pt" fo:font-style="normal" style:text-underline-style="none" fo:font-weight="bold" officeooo:rsid="01d1031a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1c943ed" officeooo:paragraph-rsid="01a5476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1c943ed" officeooo:paragraph-rsid="01c943e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1d1031a" officeooo:paragraph-rsid="01c943e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Header">
      <style:paragraph-properties fo:text-align="start" style:justify-single-word="false"/>
      <style:text-properties style:font-name="Verdana" fo:font-size="12pt" officeooo:paragraph-rsid="01dd456f" style:font-size-asian="12pt" style:font-size-complex="12pt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bold" officeooo:rsid="01c943ed" style:font-name-asian="SimSun" style:font-style-asian="normal" style:font-weight-asian="bold" style:font-name-complex="Tahoma" style:font-style-complex="normal" style:font-weight-complex="bold"/>
    </style:style>
    <style:style style:name="T8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9" style:family="text">
      <style:text-properties officeooo:rsid="01d1031a"/>
    </style:style>
    <style:style style:name="T10" style:family="text">
      <style:text-properties officeooo:rsid="01d5d1e1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6"><text:placeholder text:placeholder-type="text">&lt;setLang('it_IT')&gt;</text:placeholder></text:span><text:span text:style-name="T8"><text:placeholder text:placeholder-type="text">&lt;get_mode(data)&gt;</text:placeholder></text:span><text:span text:style-name="T7"> </text:span><text:span text:style-name="T8"><text:placeholder text:placeholder-type="text">&lt;o.name&gt;</text:placeholder></text:span><text:span text:style-name="T7"> DEL </text:span><text:span text:style-name="T8"><text:placeholder text:placeholder-type="text">&lt;formatLang(o.force_date or o.create_date, date=True)&gt;</text:placeholder></text:span></text:p>
      <text:p text:style-name="P2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 table:style-name="Tabella1.1">
            <table:table-cell table:style-name="Tabella1.A1" office:value-type="string">
              <text:p text:style-name="P12">Codice</text:p>
            </table:table-cell>
            <table:table-cell table:style-name="Tabella1.A1" office:value-type="string">
              <text:p text:style-name="P13">Descrizione</text:p>
            </table:table-cell>
            <table:table-cell table:style-name="Tabella1.A1" office:value-type="string">
              <text:p text:style-name="P24">U.M.</text:p>
            </table:table-cell>
            <table:table-cell table:style-name="Tabella1.A1" office:value-type="string">
              <text:p text:style-name="P13">Q.</text:p>
            </table:table-cell>
            <table:table-cell table:style-name="Tabella1.A1" office:value-type="string">
              <text:p text:style-name="P27">Prezzo</text:p>
            </table:table-cell>
            <table:table-cell table:style-name="Tabella1.F1" office:value-type="string">
              <text:p text:style-name="P14">T<text:span text:style-name="T9">otale</text:span>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15"><text:text-input text:description="&lt;for each=&quot;l in o.line_id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18"><text:placeholder text:placeholder-type="text">&lt;l.product_id.default_code if l.product_id else ''&gt;</text:placeholder></text:p>
          </table:table-cell>
          <table:table-cell table:style-name="Tabella1.B3" office:value-type="string">
            <text:p text:style-name="P19"><text:placeholder text:placeholder-type="text">&lt;l.product_id.name or ''&gt;</text:placeholder></text:p>
          </table:table-cell>
          <table:table-cell table:style-name="Tabella1.C3" office:value-type="string">
            <text:p text:style-name="P20"><text:s/><text:placeholder text:placeholder-type="text">&lt;l.product_id.uom_id.name&gt;</text:placeholder></text:p>
          </table:table-cell>
          <table:table-cell table:style-name="Tabella1.D3" office:value-type="string">
            <text:p text:style-name="P21"><text:s/><text:placeholder text:placeholder-type="text">&lt;formatLang(l.qty, digits=2)&gt;</text:placeholder></text:p>
          </table:table-cell>
          <table:table-cell table:style-name="Tabella1.E3" office:value-type="string">
            <text:p text:style-name="P22"><text:placeholder text:placeholder-type="text">&lt;formatLang(l.price_vat, digits=3)&gt;</text:placeholder> <text:span text:style-name="T10">€</text:span></text:p>
          </table:table-cell>
          <table:table-cell table:style-name="Tabella1.F3" office:value-type="string">
            <text:p text:style-name="P22"><text:placeholder text:placeholder-type="text">&lt;formatLang(l.subtotal, digits=2)&gt;</text:placeholder> <text:span text:style-name="T10">€</text:span> </text:p>
          </table:table-cell>
        </table:table-row>
        <table:table-row table:style-name="Tabella1.4">
          <table:table-cell table:style-name="Tabella1.A4" table:number-columns-spanned="6" office:value-type="string">
            <text:p text:style-name="P1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5" table:number-columns-spanned="4" office:value-type="string">
            <text:p text:style-name="P25">TOTALE NETTO</text:p>
          </table:table-cell>
          <table:covered-table-cell/>
          <table:covered-table-cell/>
          <table:covered-table-cell/>
          <table:table-cell table:style-name="Tabella1.E5" table:number-columns-spanned="2" office:value-type="string">
            <text:p text:style-name="P17"><text:placeholder text:placeholder-type="text">&lt;formatLang(o.total, digits=2)&gt;</text:placeholder><text:span text:style-name="T5"> </text:span>€</text:p>
          </table:table-cell>
          <table:covered-table-cell/>
        </table:table-row>
        <table:table-row table:style-name="Tabella1.4">
          <table:table-cell table:style-name="Tabella1.A6" table:number-columns-spanned="4" office:value-type="string">
            <text:p text:style-name="P26">TOTALE CON IVA</text:p>
          </table:table-cell>
          <table:covered-table-cell/>
          <table:covered-table-cell/>
          <table:covered-table-cell/>
          <table:table-cell table:style-name="Tabella1.E6" table:number-columns-spanned="2" office:value-type="string">
            <text:p text:style-name="P16"><text:span text:style-name="T2"><text:placeholder text:placeholder-type="text">&lt;formatLang(o.total_vat, digits=2)&gt;</text:placeholder></text:span><text:span text:style-name="T5"> </text:span><text:span text:style-name="T10">€</text:span></text:p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399cm" table:align="margins"/>
    </style:style>
    <style:style style:name="Tabella5.A" style:family="table-column">
      <style:table-column-properties style:column-width="19.399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1.886cm" style:rel-width="53%" svg:height="1.884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4-05-13T16:17:12.514328345</dc:date>
    <meta:editing-duration>P7DT4H19M24S</meta:editing-duration>
    <meta:editing-cycles>995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23" meta:word-count="86" meta:character-count="770" meta:non-whitespace-character-count="704"/>
    <meta:user-defined meta:name="Info 1"/>
    <meta:user-defined meta:name="Info 2"/>
    <meta:user-defined meta:name="Info 3"/>
    <meta:user-defined meta:name="Info 4"/>
  </office:meta>
</office:document-meta>
</file>